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229cm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>
        <style:tab-stops>
          <style:tab-stop style:position="8.229cm"/>
        </style:tab-stops>
      </style:paragraph-properties>
      <style:text-properties style:text-position="0% 100%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haltsverzeichnis<text:tab/>Seite</text:p>
      <text:p text:style-name="P1"/>
      <text:p text:style-name="P2">1 Was ist Pathfinding<text:tab/>3</text:p>
      <text:p text:style-name="P2">2 Das Programm<text:tab/>3</text:p>
      <text:p text:style-name="P2">2.1 Das Klassendiagramm<text:tab/>4</text:p>
      <text:p text:style-name="P2">2.2 Der A*Stern Algorithmus<text:tab/>5</text:p>
      <text:p text:style-name="P2">2.2.1 Phase 1<text:tab/>7</text:p>
      <text:p text:style-name="P2">2.2.2 Phase 2<text:tab/>9</text:p>
      <text:p text:style-name="P2">2.3 Struktogramm<text:tab/>9</text:p>
      <text:p text:style-name="P2">2. 4 Funktionsbeschreibung<text:tab/>9</text:p>
      <text:p text:style-name="P2">2.4.1 Funktionen der TKarte Klasse<text:tab/>9</text:p>
      <text:p text:style-name="P2">2.4.2 Funktionen der TPathfinding Klasse<text:tab/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6M33S</meta:editing-duration>
    <meta:editing-cycles>5</meta:editing-cycles>
    <meta:generator>OpenOffice.org/3.1$Win32 OpenOffice.org_project/310m19$Build-9420</meta:generator>
    <dc:date>2009-12-15T21:36:10.54</dc:date>
    <meta:print-date>2009-12-15T21:35:47.23</meta:print-date>
    <meta:document-statistic meta:table-count="0" meta:image-count="0" meta:object-count="0" meta:page-count="1" meta:paragraph-count="11" meta:word-count="47" meta:character-count="272"/>
    <meta:user-defined meta:name="Info 1"/>
    <meta:user-defined meta:name="Info 2"/>
    <meta:user-defined meta:name="Info 3"/>
    <meta:user-defined meta:name="Info 4"/>
  </office:meta>
</office:document-meta>
</file>